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36.74pt"/>
    </style:style>
    <style:style style:name="co3" style:family="table-column">
      <style:table-column-properties fo:break-before="auto" style:column-width="29.99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372.76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595.9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ta1" style:family="table" style:master-page-name="PageStyle_5f_RCE">
      <style:table-properties table:display="true" style:writing-mode="lr-tb"/>
    </style:style>
    <style:style style:name="ta2" style:family="table" style:master-page-name="PageStyle_5f_FELIX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1c232" style:text-align-source="fix" style:repeat-content="false" fo:wrap-option="wrap" style:vertical-align="middle"/>
      <style:paragraph-properties fo:text-align="center"/>
      <style:text-properties fo:color="#000000"/>
    </style:style>
    <style:style style:name="ce25" style:family="table-cell" style:parent-style-name="Default">
      <style:table-cell-properties fo:background-color="#f1c232" fo:wrap-option="wrap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88" table:default-cell-style-name="Default"/>
        <table:table-row table:style-name="ro1">
          <table:table-cell table:style-name="ce1" table:number-columns-spanned="34" table:number-rows-spanned="1"/>
          <table:covered-table-cell table:number-columns-repeated="33"/>
          <table:table-cell table:style-name="ce2"/>
          <table:table-cell table:style-name="ce16"/>
          <table:table-cell table:number-columns-repeated="988"/>
        </table:table-row>
        <table:table-row table:style-name="ro1">
          <table:table-cell table:style-name="ce2" office:value-type="string" calcext:value-type="string">
            <text:p>Created:</text:p>
          </table:table-cell>
          <table:table-cell table:style-name="ce3" office:value-type="date" office:date-value="2016-09-13" calcext:value-type="date" table:number-columns-spanned="33" table:number-rows-spanned="1">
            <text:p>13Sep2016</text:p>
          </table:table-cell>
          <table:covered-table-cell table:number-columns-repeated="32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table:style-name="ce2" office:value-type="string" calcext:value-type="string">
            <text:p>Updated: </text:p>
          </table:table-cell>
          <table:table-cell table:style-name="ce3" office:value-type="string" calcext:value-type="string" table:number-columns-spanned="33" table:number-rows-spanned="1">
            <text:p>09/20/2017 (no change for RCE from 08/02/2017)</text:p>
          </table:table-cell>
          <table:covered-table-cell table:number-columns-repeated="32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table:style-name="ce2" office:value-type="string" calcext:value-type="string">
            <text:p>Version:</text:p>
          </table:table-cell>
          <table:table-cell table:style-name="ce4" office:value-type="string" calcext:value-type="string" table:number-columns-spanned="33" table:number-rows-spanned="1">
            <text:p>1.1-rc2-RCE</text:p>
          </table:table-cell>
          <table:covered-table-cell table:number-columns-repeated="32"/>
          <table:table-cell table:style-name="ce2"/>
          <table:table-cell table:style-name="ce16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K/D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S5]-1" office:value-type="float" office:value="14" calcext:value-type="float">
            <text:p>14</text:p>
          </table:table-cell>
          <table:table-cell table:style-name="ce2" table:formula="of:=[.T5]-1" office:value-type="float" office:value="13" calcext:value-type="float">
            <text:p>13</text:p>
          </table:table-cell>
          <table:table-cell table:style-name="ce2" table:formula="of:=[.U5]-1" office:value-type="float" office:value="12" calcext:value-type="float">
            <text:p>12</text:p>
          </table:table-cell>
          <table:table-cell table:style-name="ce2" table:formula="of:=[.V5]-1" office:value-type="float" office:value="11" calcext:value-type="float">
            <text:p>11</text:p>
          </table:table-cell>
          <table:table-cell table:style-name="ce2" table:formula="of:=[.W5]-1" office:value-type="float" office:value="10" calcext:value-type="float">
            <text:p>10</text:p>
          </table:table-cell>
          <table:table-cell table:style-name="ce2" table:formula="of:=[.X5]-1" office:value-type="float" office:value="9" calcext:value-type="float">
            <text:p>9</text:p>
          </table:table-cell>
          <table:table-cell table:style-name="ce2" table:formula="of:=[.Y5]-1" office:value-type="float" office:value="8" calcext:value-type="float">
            <text:p>8</text:p>
          </table:table-cell>
          <table:table-cell table:style-name="ce2" table:formula="of:=[.Z5]-1" office:value-type="float" office:value="7" calcext:value-type="float">
            <text:p>7</text:p>
          </table:table-cell>
          <table:table-cell table:style-name="ce2" table:formula="of:=[.AA5]-1" office:value-type="float" office:value="6" calcext:value-type="float">
            <text:p>6</text:p>
          </table:table-cell>
          <table:table-cell table:style-name="ce2" table:formula="of:=[.AB5]-1" office:value-type="float" office:value="5" calcext:value-type="float">
            <text:p>5</text:p>
          </table:table-cell>
          <table:table-cell table:style-name="ce2" table:formula="of:=[.AC5]-1" office:value-type="float" office:value="4" calcext:value-type="float">
            <text:p>4</text:p>
          </table:table-cell>
          <table:table-cell table:style-name="ce2" table:formula="of:=[.AD5]-1" office:value-type="float" office:value="3" calcext:value-type="float">
            <text:p>3</text:p>
          </table:table-cell>
          <table:table-cell table:style-name="ce2" table:formula="of:=[.AE5]-1" office:value-type="float" office:value="2" calcext:value-type="float">
            <text:p>2</text:p>
          </table:table-cell>
          <table:table-cell table:style-name="ce2" table:formula="of:=[.AF5]-1" office:value-type="float" office:value="1" calcext:value-type="float">
            <text:p>1</text:p>
          </table:table-cell>
          <table:table-cell table:style-name="ce2" table:formula="of:=[.AG5]-1" office:value-type="float" office:value="0" calcext:value-type="float">
            <text:p>0</text:p>
          </table:table-cell>
          <table:table-cell table:style-name="ce2" office:value-type="string" calcext:value-type="string">
            <text:p>Data Source</text:p>
          </table:table-cell>
          <table:table-cell table:style-name="ce16" office:value-type="string" calcext:value-type="string">
            <text:p>Notes</text:p>
          </table:table-cell>
          <table:table-cell table:number-columns-repeated="98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001</text:p>
          </table:table-cell>
          <table:table-cell table:style-name="ce6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8" office:value-type="string" calcext:value-type="string" table:number-columns-spanned="3" table:number-rows-spanned="1">
            <text:p>SlotNo</text:p>
          </table:table-cell>
          <table:covered-table-cell table:number-columns-repeated="2"/>
          <table:table-cell table:style-name="ce8" office:value-type="string" calcext:value-type="string" table:number-columns-spanned="5" table:number-rows-spanned="1">
            <text:p>CrateNo</text:p>
          </table:table-cell>
          <table:covered-table-cell table:number-columns-repeated="4"/>
          <table:table-cell table:style-name="ce8" office:value-type="string" calcext:value-type="string" table:number-columns-spanned="3" table:number-rows-spanned="1">
            <text:p>FiberNo</text:p>
          </table:table-cell>
          <table:covered-table-cell table:number-columns-repeated="2"/>
          <table:table-cell table:style-name="ce8" office:value-type="string" calcext:value-type="string" table:number-columns-spanned="5" table:number-rows-spanned="1">
            <text:p>Version = 0x1</text:p>
          </table:table-cell>
          <table:covered-table-cell table:number-columns-repeated="4"/>
          <table:table-cell table:style-name="ce10" office:value-type="string" calcext:value-type="string" table:number-columns-spanned="8" table:number-rows-spanned="1">
            <text:p>SOF</text:p>
          </table:table-cell>
          <table:covered-table-cell table:number-columns-repeated="7"/>
          <table:table-cell table:style-name="ce2" office:value-type="string" calcext:value-type="string">
            <text:p>WIB</text:p>
          </table:table-cell>
          <table:table-cell table:style-name="ce18" office:value-type="string" calcext:value-type="string">
            <text:p>SOF is K28.5(0xBC) Format version currently = 1.</text:p>
          </table:table-cell>
          <table:table-cell table:number-columns-repeated="988"/>
        </table:table-row>
        <table:table-row table:style-name="ro1">
          <table:table-cell table:style-name="ce2" table:formula="of:=[.A6]+1" office:value-type="float" office:value="2" calcext:value-type="float">
            <text:p>2</text:p>
          </table:table-cell>
          <table:table-cell table:style-name="ce2" office:value-type="string" calcext:value-type="string">
            <text:p>0000</text:p>
          </table:table-cell>
          <table:table-cell table:style-name="ce7" office:value-type="string" calcext:value-type="string" table:number-columns-spanned="16" table:number-rows-spanned="1">
            <text:p>WIB Errors</text:p>
          </table:table-cell>
          <table:covered-table-cell table:number-columns-repeated="15"/>
          <table:table-cell table:style-name="ce6" office:value-type="string" calcext:value-type="string" table:number-columns-spanned="14" table:number-rows-spanned="1">
            <text:p>Reserved (14)</text:p>
          </table:table-cell>
          <table:covered-table-cell table:number-columns-repeated="13"/>
          <table:table-cell table:style-name="ce14" office:value-type="string" calcext:value-type="string">
            <text:p>OOS</text:p>
          </table:table-cell>
          <table:table-cell table:style-name="ce14" office:value-type="string" calcext:value-type="string">
            <text:p>MM</text:p>
          </table:table-cell>
          <table:table-cell table:style-name="ce2" office:value-type="string" calcext:value-type="string">
            <text:p>WIB</text:p>
          </table:table-cell>
          <table:table-cell table:style-name="ce19" office:value-type="string" calcext:value-type="string">
            <text:p>OOS: bad syncs coming from the PDTS. MM: COLDATA convert counters don't match</text:p>
          </table:table-cell>
          <table:table-cell table:number-columns-repeated="988"/>
        </table:table-row>
        <table:table-row table:style-name="ro1">
          <table:table-cell table:style-name="ce2" table:formula="of:=[.A7]+1" office:value-type="float" office:value="3" calcext:value-type="float">
            <text:p>3</text:p>
          </table:table-cell>
          <table:table-cell table:style-name="ce2" office:value-type="string" calcext:value-type="string">
            <text:p>0000</text:p>
          </table:table-cell>
          <table:table-cell table:style-name="ce8" office:value-type="string" calcext:value-type="string" table:number-columns-spanned="32" table:number-rows-spanned="1">
            <text:p>Timestamp [31:0]</text:p>
          </table:table-cell>
          <table:covered-table-cell table:number-columns-repeated="31"/>
          <table:table-cell table:style-name="ce2" office:value-type="string" calcext:value-type="string">
            <text:p>WIB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]+1" office:value-type="float" office:value="4" calcext:value-type="float">
            <text:p>4</text:p>
          </table:table-cell>
          <table:table-cell table:style-name="ce2" office:value-type="string" calcext:value-type="string">
            <text:p>0000</text:p>
          </table:table-cell>
          <table:table-cell table:style-name="ce9" office:value-type="string" calcext:value-type="string">
            <text:p>Z</text:p>
          </table:table-cell>
          <table:table-cell table:style-name="ce12" office:value-type="string" calcext:value-type="string" table:number-columns-spanned="15" table:number-rows-spanned="1">
            <text:p>Timestamp [62:48] or WIB counter [3]</text:p>
          </table:table-cell>
          <table:covered-table-cell table:number-columns-repeated="14"/>
          <table:table-cell table:style-name="ce8" office:value-type="string" calcext:value-type="string" table:number-columns-spanned="16" table:number-rows-spanned="1">
            <text:p>Timestamp [47:32]</text:p>
          </table:table-cell>
          <table:covered-table-cell table:number-columns-repeated="15"/>
          <table:table-cell table:style-name="ce2" office:value-type="string" calcext:value-type="string">
            <text:p>WIB</text:p>
          </table:table-cell>
          <table:table-cell table:style-name="ce20" office:value-type="string" calcext:value-type="string">
            <text:p>Bits [30:16] of word 3 may be either the upper 8 bits of the timestamp or a WIB debug counter</text:p>
            <text:p>Bit 31 ('Z') of word 3 = '0' for full timestamp mode (63 bit timestamp) or '1' for WIB counter mode</text:p>
          </table:table-cell>
          <table:table-cell table:number-columns-repeated="988"/>
        </table:table-row>
        <table:table-row table:style-name="ro1">
          <table:table-cell table:style-name="ce2" table:formula="of:=[.A9]+1" office:value-type="float" office:value="5" calcext:value-type="float">
            <text:p>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1/WIB</text:p>
          </table:table-cell>
          <table:table-cell table:style-name="ce16" office:value-type="string" calcext:value-type="string">
            <text:p>WIB-CD1</text:p>
          </table:table-cell>
          <table:table-cell table:number-columns-repeated="988"/>
        </table:table-row>
        <table:table-row table:style-name="ro2">
          <table:table-cell table:style-name="ce2" table:formula="of:=[.A10]+1" office:value-type="float" office:value="6" calcext:value-type="float">
            <text:p>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3">
          <table:table-cell table:style-name="ce2" table:formula="of:=[.A11]+1" office:value-type="float" office:value="7" calcext:value-type="float">
            <text:p>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1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12]+1" office:value-type="float" office:value="8" calcext:value-type="float">
            <text:p>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4">
          <table:table-cell table:style-name="ce2" table:formula="of:=[.A13]+1" office:value-type="float" office:value="9" calcext:value-type="float">
            <text:p>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4]+1" office:value-type="float" office:value="10" calcext:value-type="float">
            <text:p>1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5]+1" office:value-type="float" office:value="11" calcext:value-type="float">
            <text:p>1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6]+1" office:value-type="float" office:value="12" calcext:value-type="float">
            <text:p>1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7]+1" office:value-type="float" office:value="13" calcext:value-type="float">
            <text:p>1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8]+1" office:value-type="float" office:value="14" calcext:value-type="float">
            <text:p>1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9]+1" office:value-type="float" office:value="15" calcext:value-type="float">
            <text:p>1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20]+1" office:value-type="float" office:value="16" calcext:value-type="float">
            <text:p>1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1]+1" office:value-type="float" office:value="17" calcext:value-type="float">
            <text:p>1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2]+1" office:value-type="float" office:value="18" calcext:value-type="float">
            <text:p>1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3]+1" office:value-type="float" office:value="19" calcext:value-type="float">
            <text:p>1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4]+1" office:value-type="float" office:value="20" calcext:value-type="float">
            <text:p>2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5]+1" office:value-type="float" office:value="21" calcext:value-type="float">
            <text:p>2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6]+1" office:value-type="float" office:value="22" calcext:value-type="float">
            <text:p>2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7]+1" office:value-type="float" office:value="23" calcext:value-type="float">
            <text:p>2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8]+1" office:value-type="float" office:value="24" calcext:value-type="float">
            <text:p>2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9]+1" office:value-type="float" office:value="25" calcext:value-type="float">
            <text:p>2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0]+1" office:value-type="float" office:value="26" calcext:value-type="float">
            <text:p>2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1]+1" office:value-type="float" office:value="27" calcext:value-type="float">
            <text:p>2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2]+1" office:value-type="float" office:value="28" calcext:value-type="float">
            <text:p>2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3]+1" office:value-type="float" office:value="29" calcext:value-type="float">
            <text:p>2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4]+1" office:value-type="float" office:value="30" calcext:value-type="float">
            <text:p>3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5]+1" office:value-type="float" office:value="31" calcext:value-type="float">
            <text:p>3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36]+1" office:value-type="float" office:value="32" calcext:value-type="float">
            <text:p>3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37]+1" office:value-type="float" office:value="33" calcext:value-type="float">
            <text:p>3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2/WIB</text:p>
          </table:table-cell>
          <table:table-cell table:style-name="ce16" office:value-type="string" calcext:value-type="string">
            <text:p>WIB-CD2</text:p>
          </table:table-cell>
          <table:table-cell table:number-columns-repeated="988"/>
        </table:table-row>
        <table:table-row table:style-name="ro1">
          <table:table-cell table:style-name="ce2" table:formula="of:=[.A38]+1" office:value-type="float" office:value="34" calcext:value-type="float">
            <text:p>3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1">
          <table:table-cell table:style-name="ce2" table:formula="of:=[.A39]+1" office:value-type="float" office:value="35" calcext:value-type="float">
            <text:p>3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2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40]+1" office:value-type="float" office:value="36" calcext:value-type="float">
            <text:p>3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1">
          <table:table-cell table:style-name="ce2" table:formula="of:=[.A41]+1" office:value-type="float" office:value="37" calcext:value-type="float">
            <text:p>3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2]+1" office:value-type="float" office:value="38" calcext:value-type="float">
            <text:p>3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3]+1" office:value-type="float" office:value="39" calcext:value-type="float">
            <text:p>3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4]+1" office:value-type="float" office:value="40" calcext:value-type="float">
            <text:p>4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5]+1" office:value-type="float" office:value="41" calcext:value-type="float">
            <text:p>4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6]+1" office:value-type="float" office:value="42" calcext:value-type="float">
            <text:p>4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7]+1" office:value-type="float" office:value="43" calcext:value-type="float">
            <text:p>4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8]+1" office:value-type="float" office:value="44" calcext:value-type="float">
            <text:p>4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9]+1" office:value-type="float" office:value="45" calcext:value-type="float">
            <text:p>4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0]+1" office:value-type="float" office:value="46" calcext:value-type="float">
            <text:p>4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1]+1" office:value-type="float" office:value="47" calcext:value-type="float">
            <text:p>4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2]+1" office:value-type="float" office:value="48" calcext:value-type="float">
            <text:p>4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3]+1" office:value-type="float" office:value="49" calcext:value-type="float">
            <text:p>4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5]+1" office:value-type="float" office:value="51" calcext:value-type="float">
            <text:p>5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6]+1" office:value-type="float" office:value="52" calcext:value-type="float">
            <text:p>5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7]+1" office:value-type="float" office:value="53" calcext:value-type="float">
            <text:p>5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8]+1" office:value-type="float" office:value="54" calcext:value-type="float">
            <text:p>5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9]+1" office:value-type="float" office:value="55" calcext:value-type="float">
            <text:p>5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0]+1" office:value-type="float" office:value="56" calcext:value-type="float">
            <text:p>5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1]+1" office:value-type="float" office:value="57" calcext:value-type="float">
            <text:p>5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2]+1" office:value-type="float" office:value="58" calcext:value-type="float">
            <text:p>5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3]+1" office:value-type="float" office:value="59" calcext:value-type="float">
            <text:p>5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64]+1" office:value-type="float" office:value="60" calcext:value-type="float">
            <text:p>6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65]+1" office:value-type="float" office:value="61" calcext:value-type="float">
            <text:p>61</text:p>
          </table:table-cell>
          <table:table-cell table:style-name="ce2" office:value-type="string" calcext:value-type="string">
            <text:p>0000</text:p>
          </table:table-cell>
          <table:table-cell table:style-name="ce8" office:value-type="string" calcext:value-type="string" table:number-columns-spanned="32" table:number-rows-spanned="1">
            <text:p>CRC-32 [31:0]</text:p>
          </table:table-cell>
          <table:covered-table-cell table:number-columns-repeated="31"/>
          <table:table-cell table:style-name="ce2" office:value-type="string" calcext:value-type="string">
            <text:p>WIB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6]+1" office:value-type="float" office:value="62" calcext:value-type="float">
            <text:p>62</text:p>
          </table:table-cell>
          <table:table-cell table:style-name="ce2" office:value-type="string" calcext:value-type="string">
            <text:p>0000</text:p>
          </table:table-cell>
          <table:table-cell table:style-name="ce10" office:value-type="string" calcext:value-type="string" table:number-columns-spanned="8" table:number-rows-spanned="1">
            <text:p>K28.2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1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2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1</text:p>
          </table:table-cell>
          <table:covered-table-cell table:number-columns-repeated="7"/>
          <table:table-cell table:style-name="ce2" office:value-type="string" calcext:value-type="string">
            <text:p>IDLE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7]+1" office:value-type="float" office:value="63" calcext:value-type="float">
            <text:p>63</text:p>
          </table:table-cell>
          <table:table-cell table:style-name="ce2" office:value-type="string" calcext:value-type="string">
            <text:p>0000</text:p>
          </table:table-cell>
          <table:table-cell table:style-name="ce11" office:value-type="string" calcext:value-type="string" table:number-columns-spanned="16" table:number-rows-spanned="1">
            <text:p>NEXT FRAME</text:p>
          </table:table-cell>
          <table:covered-table-cell table:number-columns-repeated="15"/>
          <table:table-cell table:style-name="ce10" office:value-type="string" calcext:value-type="string" table:number-columns-spanned="8" table:number-rows-spanned="1">
            <text:p>K28.2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1</text:p>
          </table:table-cell>
          <table:covered-table-cell table:number-columns-repeated="7"/>
          <table:table-cell table:style-name="ce2" office:value-type="string" calcext:value-type="string">
            <text:p>IDLE</text:p>
          </table:table-cell>
          <table:table-cell table:style-name="ce16" office:value-type="string" calcext:value-type="string">
            <text:p>One half 32bit word (RCE format is a multiple of 16bits, not 32, so it wraps on the 32 bit boundary)</text:p>
          </table:table-cell>
          <table:table-cell table:number-columns-repeated="988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LIX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988" table:default-cell-style-name="Default"/>
        <table:table-row table:style-name="ro1">
          <table:table-cell table:style-name="ce1" table:number-columns-spanned="34" table:number-rows-spanned="1"/>
          <table:covered-table-cell table:number-columns-repeated="33"/>
          <table:table-cell table:style-name="ce2"/>
          <table:table-cell table:style-name="ce16"/>
          <table:table-cell table:number-columns-repeated="988"/>
        </table:table-row>
        <table:table-row table:style-name="ro1">
          <table:table-cell table:style-name="ce2" office:value-type="string" calcext:value-type="string">
            <text:p>Created:</text:p>
          </table:table-cell>
          <table:table-cell table:style-name="ce3" office:value-type="date" office:date-value="2016-09-13" calcext:value-type="date" table:number-columns-spanned="33" table:number-rows-spanned="1">
            <text:p>13Sep2016</text:p>
          </table:table-cell>
          <table:covered-table-cell table:number-columns-repeated="32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table:style-name="ce2" office:value-type="string" calcext:value-type="string">
            <text:p>Updated: </text:p>
          </table:table-cell>
          <table:table-cell table:style-name="ce3" office:value-type="date" office:date-value="2017-09-20" calcext:value-type="date" table:number-columns-spanned="33" table:number-rows-spanned="1">
            <text:p>20Sep2017</text:p>
          </table:table-cell>
          <table:covered-table-cell table:number-columns-repeated="32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table:style-name="ce2" office:value-type="string" calcext:value-type="string">
            <text:p>Version:</text:p>
          </table:table-cell>
          <table:table-cell table:style-name="ce4" office:value-type="string" calcext:value-type="string" table:number-columns-spanned="33" table:number-rows-spanned="1">
            <text:p>1.1-rc2-FELIX</text:p>
          </table:table-cell>
          <table:covered-table-cell table:number-columns-repeated="32"/>
          <table:table-cell table:style-name="ce2"/>
          <table:table-cell table:style-name="ce16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K/D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S5]-1" office:value-type="float" office:value="14" calcext:value-type="float">
            <text:p>14</text:p>
          </table:table-cell>
          <table:table-cell table:style-name="ce2" table:formula="of:=[.T5]-1" office:value-type="float" office:value="13" calcext:value-type="float">
            <text:p>13</text:p>
          </table:table-cell>
          <table:table-cell table:style-name="ce2" table:formula="of:=[.U5]-1" office:value-type="float" office:value="12" calcext:value-type="float">
            <text:p>12</text:p>
          </table:table-cell>
          <table:table-cell table:style-name="ce2" table:formula="of:=[.V5]-1" office:value-type="float" office:value="11" calcext:value-type="float">
            <text:p>11</text:p>
          </table:table-cell>
          <table:table-cell table:style-name="ce2" table:formula="of:=[.W5]-1" office:value-type="float" office:value="10" calcext:value-type="float">
            <text:p>10</text:p>
          </table:table-cell>
          <table:table-cell table:style-name="ce2" table:formula="of:=[.X5]-1" office:value-type="float" office:value="9" calcext:value-type="float">
            <text:p>9</text:p>
          </table:table-cell>
          <table:table-cell table:style-name="ce2" table:formula="of:=[.Y5]-1" office:value-type="float" office:value="8" calcext:value-type="float">
            <text:p>8</text:p>
          </table:table-cell>
          <table:table-cell table:style-name="ce2" table:formula="of:=[.Z5]-1" office:value-type="float" office:value="7" calcext:value-type="float">
            <text:p>7</text:p>
          </table:table-cell>
          <table:table-cell table:style-name="ce2" table:formula="of:=[.AA5]-1" office:value-type="float" office:value="6" calcext:value-type="float">
            <text:p>6</text:p>
          </table:table-cell>
          <table:table-cell table:style-name="ce2" table:formula="of:=[.AB5]-1" office:value-type="float" office:value="5" calcext:value-type="float">
            <text:p>5</text:p>
          </table:table-cell>
          <table:table-cell table:style-name="ce2" table:formula="of:=[.AC5]-1" office:value-type="float" office:value="4" calcext:value-type="float">
            <text:p>4</text:p>
          </table:table-cell>
          <table:table-cell table:style-name="ce2" table:formula="of:=[.AD5]-1" office:value-type="float" office:value="3" calcext:value-type="float">
            <text:p>3</text:p>
          </table:table-cell>
          <table:table-cell table:style-name="ce2" table:formula="of:=[.AE5]-1" office:value-type="float" office:value="2" calcext:value-type="float">
            <text:p>2</text:p>
          </table:table-cell>
          <table:table-cell table:style-name="ce2" table:formula="of:=[.AF5]-1" office:value-type="float" office:value="1" calcext:value-type="float">
            <text:p>1</text:p>
          </table:table-cell>
          <table:table-cell table:style-name="ce2" table:formula="of:=[.AG5]-1" office:value-type="float" office:value="0" calcext:value-type="float">
            <text:p>0</text:p>
          </table:table-cell>
          <table:table-cell table:style-name="ce2" office:value-type="string" calcext:value-type="string">
            <text:p>Data Source</text:p>
          </table:table-cell>
          <table:table-cell table:style-name="ce16" office:value-type="string" calcext:value-type="string">
            <text:p>Notes</text:p>
          </table:table-cell>
          <table:table-cell table:number-columns-repeated="988"/>
        </table:table-row>
        <table:table-row table:style-name="ro6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001</text:p>
          </table:table-cell>
          <table:table-cell table:style-name="ce21" office:value-type="string" calcext:value-type="string" table:number-columns-spanned="8" table:number-rows-spanned="1">
            <text:p>0x00</text:p>
          </table:table-cell>
          <table:covered-table-cell table:number-columns-repeated="7" table:style-name="ce5"/>
          <table:table-cell table:style-name="ce21" office:value-type="string" calcext:value-type="string" table:number-columns-spanned="8" table:number-rows-spanned="1">
            <text:p>0x00</text:p>
          </table:table-cell>
          <table:covered-table-cell table:number-columns-repeated="7" table:style-name="ce5"/>
          <table:table-cell table:style-name="ce26" office:value-type="string" calcext:value-type="string" table:number-columns-spanned="8" table:number-rows-spanned="1">
            <text:p>0x00</text:p>
          </table:table-cell>
          <table:covered-table-cell table:number-columns-repeated="7" table:style-name="ce2"/>
          <table:table-cell table:style-name="ce10" office:value-type="string" calcext:value-type="string" table:number-columns-spanned="8" table:number-rows-spanned="1">
            <text:p>SOF</text:p>
          </table:table-cell>
          <table:covered-table-cell table:number-columns-repeated="7" table:style-name="ce2"/>
          <table:table-cell table:style-name="ce2"/>
          <table:table-cell table:style-name="ce16"/>
          <table:table-cell table:number-columns-repeated="988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000</text:p>
          </table:table-cell>
          <table:table-cell table:style-name="ce6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8" office:value-type="string" calcext:value-type="string" table:number-columns-spanned="3" table:number-rows-spanned="1">
            <text:p>SlotNo</text:p>
          </table:table-cell>
          <table:covered-table-cell table:number-columns-repeated="2"/>
          <table:table-cell table:style-name="ce8" office:value-type="string" calcext:value-type="string" table:number-columns-spanned="5" table:number-rows-spanned="1">
            <text:p>CrateNo</text:p>
          </table:table-cell>
          <table:covered-table-cell table:number-columns-repeated="4"/>
          <table:table-cell table:style-name="ce8" office:value-type="string" calcext:value-type="string" table:number-columns-spanned="3" table:number-rows-spanned="1">
            <text:p>FiberNo</text:p>
          </table:table-cell>
          <table:covered-table-cell table:number-columns-repeated="2"/>
          <table:table-cell table:style-name="ce8" office:value-type="string" calcext:value-type="string" table:number-columns-spanned="5" table:number-rows-spanned="1">
            <text:p>Version = 0x1</text:p>
          </table:table-cell>
          <table:covered-table-cell table:number-columns-repeated="4"/>
          <table:table-cell table:style-name="ce8" office:value-type="string" calcext:value-type="string" table:number-columns-spanned="8" table:number-rows-spanned="1">
            <text:p>0x0</text:p>
          </table:table-cell>
          <table:covered-table-cell table:number-columns-repeated="7"/>
          <table:table-cell table:style-name="ce2" office:value-type="string" calcext:value-type="string">
            <text:p>WIB</text:p>
          </table:table-cell>
          <table:table-cell table:style-name="ce18" office:value-type="string" calcext:value-type="string">
            <text:p>SOF is K28.1(0x3C) for FELIX, Format version currently = 1.</text:p>
          </table:table-cell>
          <table:table-cell table:number-columns-repeated="988"/>
        </table:table-row>
        <table:table-row table:style-name="ro1">
          <table:table-cell table:style-name="ce2" table:formula="of:=[.A7]+1" office:value-type="float" office:value="2" calcext:value-type="float">
            <text:p>2</text:p>
          </table:table-cell>
          <table:table-cell table:style-name="ce2" office:value-type="string" calcext:value-type="string">
            <text:p>0000</text:p>
          </table:table-cell>
          <table:table-cell table:style-name="ce7" office:value-type="string" calcext:value-type="string" table:number-columns-spanned="16" table:number-rows-spanned="1">
            <text:p>WIB Errors</text:p>
          </table:table-cell>
          <table:covered-table-cell table:number-columns-repeated="15"/>
          <table:table-cell table:style-name="ce6" office:value-type="string" calcext:value-type="string" table:number-columns-spanned="14" table:number-rows-spanned="1">
            <text:p>Reserved (14)</text:p>
          </table:table-cell>
          <table:covered-table-cell table:number-columns-repeated="13"/>
          <table:table-cell table:style-name="ce14" office:value-type="string" calcext:value-type="string">
            <text:p>OOS</text:p>
          </table:table-cell>
          <table:table-cell table:style-name="ce14" office:value-type="string" calcext:value-type="string">
            <text:p>MM</text:p>
          </table:table-cell>
          <table:table-cell table:style-name="ce2" office:value-type="string" calcext:value-type="string">
            <text:p>WIB</text:p>
          </table:table-cell>
          <table:table-cell table:style-name="ce19" office:value-type="string" calcext:value-type="string">
            <text:p>OOS: bad syncs coming from the PDTS. MM: COLDATA convert counters don't match</text:p>
          </table:table-cell>
          <table:table-cell table:number-columns-repeated="988"/>
        </table:table-row>
        <table:table-row table:style-name="ro1">
          <table:table-cell table:style-name="ce2" table:formula="of:=[.A8]+1" office:value-type="float" office:value="3" calcext:value-type="float">
            <text:p>3</text:p>
          </table:table-cell>
          <table:table-cell table:style-name="ce2" office:value-type="string" calcext:value-type="string">
            <text:p>0000</text:p>
          </table:table-cell>
          <table:table-cell table:style-name="ce8" office:value-type="string" calcext:value-type="string" table:number-columns-spanned="32" table:number-rows-spanned="1">
            <text:p>Timestamp [31:0]</text:p>
          </table:table-cell>
          <table:covered-table-cell table:number-columns-repeated="31"/>
          <table:table-cell table:style-name="ce2" office:value-type="string" calcext:value-type="string">
            <text:p>WIB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9]+1" office:value-type="float" office:value="4" calcext:value-type="float">
            <text:p>4</text:p>
          </table:table-cell>
          <table:table-cell table:style-name="ce2" office:value-type="string" calcext:value-type="string">
            <text:p>0000</text:p>
          </table:table-cell>
          <table:table-cell table:style-name="ce9" office:value-type="string" calcext:value-type="string">
            <text:p>Z</text:p>
          </table:table-cell>
          <table:table-cell table:style-name="ce12" office:value-type="string" calcext:value-type="string" table:number-columns-spanned="15" table:number-rows-spanned="1">
            <text:p>Timestamp [62:48] or WIB counter [3]</text:p>
          </table:table-cell>
          <table:covered-table-cell table:number-columns-repeated="14"/>
          <table:table-cell table:style-name="ce8" office:value-type="string" calcext:value-type="string" table:number-columns-spanned="16" table:number-rows-spanned="1">
            <text:p>Timestamp [47:32]</text:p>
          </table:table-cell>
          <table:covered-table-cell table:number-columns-repeated="15"/>
          <table:table-cell table:style-name="ce2" office:value-type="string" calcext:value-type="string">
            <text:p>WIB</text:p>
          </table:table-cell>
          <table:table-cell table:style-name="ce20" office:value-type="string" calcext:value-type="string">
            <text:p>Bits [30:16] of word 3 may be either the upper 8 bits of the timestamp or a WIB debug counter</text:p>
            <text:p>Bit 31 ('Z') of word 3 = '0' for full timestamp mode (63 bit timestamp) or '1' for WIB counter mode</text:p>
          </table:table-cell>
          <table:table-cell table:number-columns-repeated="988"/>
        </table:table-row>
        <table:table-row table:style-name="ro1">
          <table:table-cell table:style-name="ce2" table:formula="of:=[.A10]+1" office:value-type="float" office:value="5" calcext:value-type="float">
            <text:p>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1/WIB</text:p>
          </table:table-cell>
          <table:table-cell table:style-name="ce16" office:value-type="string" calcext:value-type="string">
            <text:p>WIB-CD1</text:p>
          </table:table-cell>
          <table:table-cell table:number-columns-repeated="988"/>
        </table:table-row>
        <table:table-row table:style-name="ro2">
          <table:table-cell table:style-name="ce2" table:formula="of:=[.A11]+1" office:value-type="float" office:value="6" calcext:value-type="float">
            <text:p>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3">
          <table:table-cell table:style-name="ce2" table:formula="of:=[.A12]+1" office:value-type="float" office:value="7" calcext:value-type="float">
            <text:p>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1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13]+1" office:value-type="float" office:value="8" calcext:value-type="float">
            <text:p>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4">
          <table:table-cell table:style-name="ce2" table:formula="of:=[.A14]+1" office:value-type="float" office:value="9" calcext:value-type="float">
            <text:p>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5]+1" office:value-type="float" office:value="10" calcext:value-type="float">
            <text:p>1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6]+1" office:value-type="float" office:value="11" calcext:value-type="float">
            <text:p>1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7]+1" office:value-type="float" office:value="12" calcext:value-type="float">
            <text:p>1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8]+1" office:value-type="float" office:value="13" calcext:value-type="float">
            <text:p>1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9]+1" office:value-type="float" office:value="14" calcext:value-type="float">
            <text:p>1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0]+1" office:value-type="float" office:value="15" calcext:value-type="float">
            <text:p>1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21]+1" office:value-type="float" office:value="16" calcext:value-type="float">
            <text:p>1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2]+1" office:value-type="float" office:value="17" calcext:value-type="float">
            <text:p>1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3]+1" office:value-type="float" office:value="18" calcext:value-type="float">
            <text:p>1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4]+1" office:value-type="float" office:value="19" calcext:value-type="float">
            <text:p>1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5]+1" office:value-type="float" office:value="20" calcext:value-type="float">
            <text:p>2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6]+1" office:value-type="float" office:value="21" calcext:value-type="float">
            <text:p>2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7]+1" office:value-type="float" office:value="22" calcext:value-type="float">
            <text:p>2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8]+1" office:value-type="float" office:value="23" calcext:value-type="float">
            <text:p>2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9]+1" office:value-type="float" office:value="24" calcext:value-type="float">
            <text:p>2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0]+1" office:value-type="float" office:value="25" calcext:value-type="float">
            <text:p>2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1]+1" office:value-type="float" office:value="26" calcext:value-type="float">
            <text:p>2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2]+1" office:value-type="float" office:value="27" calcext:value-type="float">
            <text:p>2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3]+1" office:value-type="float" office:value="28" calcext:value-type="float">
            <text:p>2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4]+1" office:value-type="float" office:value="29" calcext:value-type="float">
            <text:p>2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5]+1" office:value-type="float" office:value="30" calcext:value-type="float">
            <text:p>3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6]+1" office:value-type="float" office:value="31" calcext:value-type="float">
            <text:p>3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37]+1" office:value-type="float" office:value="32" calcext:value-type="float">
            <text:p>3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38]+1" office:value-type="float" office:value="33" calcext:value-type="float">
            <text:p>3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2/WIB</text:p>
          </table:table-cell>
          <table:table-cell table:style-name="ce16" office:value-type="string" calcext:value-type="string">
            <text:p>WIB-CD2</text:p>
          </table:table-cell>
          <table:table-cell table:number-columns-repeated="988"/>
        </table:table-row>
        <table:table-row table:style-name="ro1">
          <table:table-cell table:style-name="ce2" table:formula="of:=[.A39]+1" office:value-type="float" office:value="34" calcext:value-type="float">
            <text:p>3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1">
          <table:table-cell table:style-name="ce2" table:formula="of:=[.A40]+1" office:value-type="float" office:value="35" calcext:value-type="float">
            <text:p>3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2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41]+1" office:value-type="float" office:value="36" calcext:value-type="float">
            <text:p>3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1">
          <table:table-cell table:style-name="ce2" table:formula="of:=[.A42]+1" office:value-type="float" office:value="37" calcext:value-type="float">
            <text:p>3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3]+1" office:value-type="float" office:value="38" calcext:value-type="float">
            <text:p>3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4]+1" office:value-type="float" office:value="39" calcext:value-type="float">
            <text:p>3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5]+1" office:value-type="float" office:value="40" calcext:value-type="float">
            <text:p>4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6]+1" office:value-type="float" office:value="41" calcext:value-type="float">
            <text:p>4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7]+1" office:value-type="float" office:value="42" calcext:value-type="float">
            <text:p>4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8]+1" office:value-type="float" office:value="43" calcext:value-type="float">
            <text:p>4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9]+1" office:value-type="float" office:value="44" calcext:value-type="float">
            <text:p>4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0]+1" office:value-type="float" office:value="45" calcext:value-type="float">
            <text:p>4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1]+1" office:value-type="float" office:value="46" calcext:value-type="float">
            <text:p>4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2]+1" office:value-type="float" office:value="47" calcext:value-type="float">
            <text:p>4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3]+1" office:value-type="float" office:value="48" calcext:value-type="float">
            <text:p>4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4]+1" office:value-type="float" office:value="49" calcext:value-type="float">
            <text:p>4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5]+1" office:value-type="float" office:value="50" calcext:value-type="float">
            <text:p>5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6]+1" office:value-type="float" office:value="51" calcext:value-type="float">
            <text:p>5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7]+1" office:value-type="float" office:value="52" calcext:value-type="float">
            <text:p>5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8]+1" office:value-type="float" office:value="53" calcext:value-type="float">
            <text:p>5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9]+1" office:value-type="float" office:value="54" calcext:value-type="float">
            <text:p>5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0]+1" office:value-type="float" office:value="55" calcext:value-type="float">
            <text:p>5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1]+1" office:value-type="float" office:value="56" calcext:value-type="float">
            <text:p>5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2]+1" office:value-type="float" office:value="57" calcext:value-type="float">
            <text:p>5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3]+1" office:value-type="float" office:value="58" calcext:value-type="float">
            <text:p>5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4]+1" office:value-type="float" office:value="59" calcext:value-type="float">
            <text:p>5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65]+1" office:value-type="float" office:value="60" calcext:value-type="float">
            <text:p>6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66]+1" office:value-type="float" office:value="61" calcext:value-type="float">
            <text:p>6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3/WIB</text:p>
          </table:table-cell>
          <table:table-cell table:style-name="ce16" office:value-type="string" calcext:value-type="string">
            <text:p>WIB-CD3</text:p>
          </table:table-cell>
          <table:table-cell table:number-columns-repeated="988"/>
        </table:table-row>
        <table:table-row table:style-name="ro1">
          <table:table-cell table:style-name="ce2" table:formula="of:=[.A67]+1" office:value-type="float" office:value="62" calcext:value-type="float">
            <text:p>6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1">
          <table:table-cell table:style-name="ce2" table:formula="of:=[.A68]+1" office:value-type="float" office:value="63" calcext:value-type="float">
            <text:p>6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3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69]+1" office:value-type="float" office:value="64" calcext:value-type="float">
            <text:p>6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1">
          <table:table-cell table:style-name="ce2" table:formula="of:=[.A70]+1" office:value-type="float" office:value="65" calcext:value-type="float">
            <text:p>6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number-columns-repeated="989"/>
        </table:table-row>
        <table:table-row table:style-name="ro1">
          <table:table-cell table:style-name="ce2" table:formula="of:=[.A71]+1" office:value-type="float" office:value="66" calcext:value-type="float">
            <text:p>6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number-columns-repeated="989"/>
        </table:table-row>
        <table:table-row table:style-name="ro1">
          <table:table-cell table:style-name="ce2" table:formula="of:=[.A72]+1" office:value-type="float" office:value="67" calcext:value-type="float">
            <text:p>6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73]+1" office:value-type="float" office:value="68" calcext:value-type="float">
            <text:p>6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number-columns-repeated="989"/>
        </table:table-row>
        <table:table-row table:style-name="ro1">
          <table:table-cell table:style-name="ce2" table:formula="of:=[.A74]+1" office:value-type="float" office:value="69" calcext:value-type="float">
            <text:p>6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number-columns-repeated="989"/>
        </table:table-row>
        <table:table-row table:style-name="ro1">
          <table:table-cell table:style-name="ce2" table:formula="of:=[.A75]+1" office:value-type="float" office:value="70" calcext:value-type="float">
            <text:p>7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76]+1" office:value-type="float" office:value="71" calcext:value-type="float">
            <text:p>7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number-columns-repeated="989"/>
        </table:table-row>
        <table:table-row table:style-name="ro1">
          <table:table-cell table:style-name="ce2" table:formula="of:=[.A77]+1" office:value-type="float" office:value="72" calcext:value-type="float">
            <text:p>7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78]+1" office:value-type="float" office:value="73" calcext:value-type="float">
            <text:p>7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79]+1" office:value-type="float" office:value="74" calcext:value-type="float">
            <text:p>7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0]+1" office:value-type="float" office:value="75" calcext:value-type="float">
            <text:p>7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1]+1" office:value-type="float" office:value="76" calcext:value-type="float">
            <text:p>7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2]+1" office:value-type="float" office:value="77" calcext:value-type="float">
            <text:p>7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3]+1" office:value-type="float" office:value="78" calcext:value-type="float">
            <text:p>7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4]+1" office:value-type="float" office:value="79" calcext:value-type="float">
            <text:p>7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5]+1" office:value-type="float" office:value="80" calcext:value-type="float">
            <text:p>8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6]+1" office:value-type="float" office:value="81" calcext:value-type="float">
            <text:p>8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7]+1" office:value-type="float" office:value="82" calcext:value-type="float">
            <text:p>8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8]+1" office:value-type="float" office:value="83" calcext:value-type="float">
            <text:p>8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9]+1" office:value-type="float" office:value="84" calcext:value-type="float">
            <text:p>8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90]+1" office:value-type="float" office:value="85" calcext:value-type="float">
            <text:p>8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91]+1" office:value-type="float" office:value="86" calcext:value-type="float">
            <text:p>8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92]+1" office:value-type="float" office:value="87" calcext:value-type="float">
            <text:p>8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3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93]+1" office:value-type="float" office:value="88" calcext:value-type="float">
            <text:p>8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3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94]+1" office:value-type="float" office:value="89" calcext:value-type="float">
            <text:p>8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4/WIB</text:p>
          </table:table-cell>
          <table:table-cell table:style-name="ce16" office:value-type="string" calcext:value-type="string">
            <text:p>WIB-CD4</text:p>
          </table:table-cell>
          <table:table-cell table:number-columns-repeated="988"/>
        </table:table-row>
        <table:table-row table:style-name="ro1">
          <table:table-cell table:style-name="ce2" table:formula="of:=[.A95]+1" office:value-type="float" office:value="90" calcext:value-type="float">
            <text:p>9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1">
          <table:table-cell table:style-name="ce2" table:formula="of:=[.A96]+1" office:value-type="float" office:value="91" calcext:value-type="float">
            <text:p>9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4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97]+1" office:value-type="float" office:value="92" calcext:value-type="float">
            <text:p>9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1">
          <table:table-cell table:style-name="ce2" table:formula="of:=[.A98]+1" office:value-type="float" office:value="93" calcext:value-type="float">
            <text:p>9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number-columns-repeated="989"/>
        </table:table-row>
        <table:table-row table:style-name="ro1">
          <table:table-cell table:style-name="ce2" table:formula="of:=[.A99]+1" office:value-type="float" office:value="94" calcext:value-type="float">
            <text:p>9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number-columns-repeated="989"/>
        </table:table-row>
        <table:table-row table:style-name="ro1">
          <table:table-cell table:style-name="ce2" table:formula="of:=[.A100]+1" office:value-type="float" office:value="95" calcext:value-type="float">
            <text:p>9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1]+1" office:value-type="float" office:value="96" calcext:value-type="float">
            <text:p>9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number-columns-repeated="989"/>
        </table:table-row>
        <table:table-row table:style-name="ro1">
          <table:table-cell table:style-name="ce2" table:formula="of:=[.A102]+1" office:value-type="float" office:value="97" calcext:value-type="float">
            <text:p>9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number-columns-repeated="989"/>
        </table:table-row>
        <table:table-row table:style-name="ro1">
          <table:table-cell table:style-name="ce2" table:formula="of:=[.A103]+1" office:value-type="float" office:value="98" calcext:value-type="float">
            <text:p>9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4]+1" office:value-type="float" office:value="99" calcext:value-type="float">
            <text:p>9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number-columns-repeated="989"/>
        </table:table-row>
        <table:table-row table:style-name="ro1">
          <table:table-cell table:style-name="ce2" table:formula="of:=[.A105]+1" office:value-type="float" office:value="100" calcext:value-type="float">
            <text:p>10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6]+1" office:value-type="float" office:value="101" calcext:value-type="float">
            <text:p>10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7]+1" office:value-type="float" office:value="102" calcext:value-type="float">
            <text:p>10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8]+1" office:value-type="float" office:value="103" calcext:value-type="float">
            <text:p>10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09]+1" office:value-type="float" office:value="104" calcext:value-type="float">
            <text:p>10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0]+1" office:value-type="float" office:value="105" calcext:value-type="float">
            <text:p>10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1]+1" office:value-type="float" office:value="106" calcext:value-type="float">
            <text:p>10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2]+1" office:value-type="float" office:value="107" calcext:value-type="float">
            <text:p>10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3]+1" office:value-type="float" office:value="108" calcext:value-type="float">
            <text:p>10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4]+1" office:value-type="float" office:value="109" calcext:value-type="float">
            <text:p>10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5]+1" office:value-type="float" office:value="110" calcext:value-type="float">
            <text:p>11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6]+1" office:value-type="float" office:value="111" calcext:value-type="float">
            <text:p>11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7]+1" office:value-type="float" office:value="112" calcext:value-type="float">
            <text:p>11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8]+1" office:value-type="float" office:value="113" calcext:value-type="float">
            <text:p>11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19]+1" office:value-type="float" office:value="114" calcext:value-type="float">
            <text:p>11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20]+1" office:value-type="float" office:value="115" calcext:value-type="float">
            <text:p>11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4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121]+1" office:value-type="float" office:value="116" calcext:value-type="float">
            <text:p>11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4</text:p>
          </table:table-cell>
          <table:table-cell table:style-name="ce19"/>
          <table:table-cell table:number-columns-repeated="988"/>
        </table:table-row>
        <table:table-row table:style-name="ro6">
          <table:table-cell table:style-name="ce2" table:formula="of:=[.A122]+1" office:value-type="float" office:value="117" calcext:value-type="float">
            <text:p>117</text:p>
          </table:table-cell>
          <table:table-cell table:style-name="ce2" office:value-type="string" calcext:value-type="string">
            <text:p>0001</text:p>
          </table:table-cell>
          <table:table-cell table:style-name="ce12" office:value-type="string" calcext:value-type="string" table:number-columns-spanned="4" table:number-rows-spanned="1">
            <text:p>0x0</text:p>
          </table:table-cell>
          <table:covered-table-cell table:number-columns-repeated="3"/>
          <table:table-cell table:style-name="ce24" office:value-type="string" calcext:value-type="string" table:number-columns-spanned="20" table:number-rows-spanned="1">
            <text:p>CRC-20</text:p>
          </table:table-cell>
          <table:covered-table-cell table:number-columns-repeated="19" table:style-name="ce25"/>
          <table:table-cell table:style-name="ce10" office:value-type="string" calcext:value-type="string" table:number-columns-spanned="8" table:number-rows-spanned="1">
            <text:p>EOF</text:p>
          </table:table-cell>
          <table:covered-table-cell table:number-columns-repeated="7"/>
          <table:table-cell table:style-name="ce2" office:value-type="string" calcext:value-type="string">
            <text:p>WIB</text:p>
          </table:table-cell>
          <table:table-cell table:style-name="ce19"/>
          <table:table-cell table:number-columns-repeated="988"/>
        </table:table-row>
        <table:table-row table:style-name="ro7">
          <table:table-cell table:style-name="ce2" table:formula="of:=[.A123]+1" office:value-type="float" office:value="118" calcext:value-type="float">
            <text:p>118</text:p>
          </table:table-cell>
          <table:table-cell table:style-name="ce2" office:value-type="string" calcext:value-type="string">
            <text:p>0001</text:p>
          </table:table-cell>
          <table:table-cell table:style-name="ce22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2" office:value-type="string" calcext:value-type="string" table:number-columns-spanned="8" table:number-rows-spanned="1">
            <text:p>0x00</text:p>
          </table:table-cell>
          <table:covered-table-cell table:number-columns-repeated="7"/>
          <table:table-cell table:style-name="ce22" office:value-type="string" calcext:value-type="string" table:number-columns-spanned="8" table:number-rows-spanned="1">
            <text:p>0x00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2" office:value-type="string" calcext:value-type="string">
            <text:p>IDLE/WIB</text:p>
          </table:table-cell>
          <table:table-cell table:style-name="ce19" office:value-type="string" calcext:value-type="string">
            <text:p>FELIX EOF is K28.6(0xDC) FELIX IDLE is K28.5(0xBC)</text:p>
          </table:table-cell>
          <table:table-cell table:number-columns-repeated="988"/>
        </table:table-row>
        <table:table-row table:style-name="ro6">
          <table:table-cell table:style-name="ce2" table:formula="of:=[.A124]+1" office:value-type="float" office:value="119" calcext:value-type="float">
            <text:p>119</text:p>
          </table:table-cell>
          <table:table-cell table:style-name="ce2" office:value-type="string" calcext:value-type="string">
            <text:p>0001</text:p>
          </table:table-cell>
          <table:table-cell table:style-name="ce22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2" office:value-type="string" calcext:value-type="string" table:number-columns-spanned="8" table:number-rows-spanned="1">
            <text:p>0x00</text:p>
          </table:table-cell>
          <table:covered-table-cell table:number-columns-repeated="7"/>
          <table:table-cell table:style-name="ce22" office:value-type="string" calcext:value-type="string" table:number-columns-spanned="8" table:number-rows-spanned="1">
            <text:p>0x00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5</text:p>
          </table:table-cell>
          <table:covered-table-cell table:number-columns-repeated="7"/>
          <table:table-cell table:style-name="ce2" office:value-type="string" calcext:value-type="string">
            <text:p>IDLE/WIB</text:p>
          </table:table-cell>
          <table:table-cell table:style-name="ce19"/>
          <table:table-cell table:number-columns-repeated="988"/>
        </table:table-row>
        <table:table-row table:style-name="ro6">
          <table:table-cell table:style-name="ce2" table:number-columns-repeated="2"/>
          <table:table-cell table:number-columns-repeated="32"/>
          <table:table-cell table:style-name="ce2"/>
          <table:table-cell table:style-name="ce19"/>
          <table:table-cell table:number-columns-repeated="988"/>
        </table:table-row>
        <table:table-row table:style-name="ro5" table:number-rows-repeated="10484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month number:textual="true"/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2:15:42.525322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CE" style:display-name="PageStyle_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LIX" style:display-name="PageStyle_FEL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09-20T13:19:36.400805254</dc:date>
    <meta:editing-duration>PT43M</meta:editing-duration>
    <meta:editing-cycles>1</meta:editing-cycles>
    <meta:document-statistic meta:table-count="2" meta:cell-count="1589" meta:object-count="0"/>
  </office:meta>
</office:document-meta>
</file>